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A1:.A12])"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AVERAGE([.A2:.A12])" office:value-type="float" office:value="6.36363636363636" calcext:value-type="float">
            <text:p>6.36363636363636</text:p>
          </table:table-cell>
          <table:table-cell/>
        </table:table-row>
        <table:table-row table:style-name="ro1">
          <table:table-cell table:formula="of:=VAR([.A2:.A12])" office:value-type="float" office:value="24.8545454545455" calcext:value-type="float">
            <text:p>24.85454545454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1:10:09.213421500</meta:creation-date>
    <dc:date>2025-12-18T11:18:10.923881600</dc:date>
    <meta:editing-duration>PT8M2S</meta:editing-duration>
    <meta:editing-cycles>1</meta:editing-cycles>
    <meta:document-statistic meta:table-count="1" meta:cell-count="16" meta:object-count="0"/>
    <meta:generator>LibreOffice/25.8.3.2$Windows_X86_64 LibreOffice_project/8ca8d55c161d602844f5428fa4b58097424e324e</meta:generator>
  </office:meta>
</office:document-meta>
</file>